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top="0in" fo:margin-bottom="0in" style:contextual-spacing="false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>
      <loext:graphic-properties draw:fill="solid" draw:fill-color="#dddddd"/>
    </style:style>
    <style:style style:name="T1" style:family="text">
      <style:text-properties fo:color="#569cd6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dcdcaa" loext:opacity="100%" style:font-name="Consolas" fo:font-size="10.5pt" fo:font-weight="normal"/>
    </style:style>
    <style:style style:name="T4" style:family="text">
      <style:text-properties fo:color="#9cdcfe" loext:opacity="100%"/>
    </style:style>
    <style:style style:name="T5" style:family="text">
      <style:text-properties fo:color="#9cdcfe" loext:opacity="100%" style:font-name="Consolas" fo:font-size="10.5pt" fo:font-weight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d4d4d4" loext:opacity="100%"/>
    </style:style>
    <style:style style:name="T8" style:family="text">
      <style:text-properties fo:color="#d4d4d4" loext:opacity="100%" style:font-name="Consolas" fo:font-size="10.5pt" fo:font-weight="normal"/>
    </style:style>
    <style:style style:name="T9" style:family="text">
      <style:text-properties fo:color="#b5cea8" loext:opacity="100%"/>
    </style:style>
    <style:style style:name="T10" style:family="text">
      <style:text-properties fo:color="#b5cea8" loext:opacity="100%" style:font-name="Consolas" fo:font-size="10.5pt" fo:font-weight="normal"/>
    </style:style>
    <style:style style:name="T11" style:family="text">
      <style:text-properties fo:color="#c586c0" loext:opacity="100%"/>
    </style:style>
    <style:style style:name="T12" style:family="text">
      <style:text-properties fo:color="#c586c0" loext:opacity="100%" style:font-name="Consolas" fo:font-size="10.5pt" fo:font-weight="normal"/>
    </style:style>
    <style:style style:name="T13" style:family="text">
      <style:text-properties fo:color="#4ec9b0" loext:opacity="100%"/>
    </style:style>
    <style:style style:name="T14" style:family="text">
      <style:text-properties fo:color="#6a9955" loext:opacity="100%" style:font-name="Consolas" fo:font-size="10.5pt" fo:font-weight="normal"/>
    </style:style>
    <style:style style:name="T15" style:family="text">
      <style:text-properties fo:color="#ce9178" loext:opacity="100%"/>
    </style:style>
    <style:style style:name="T16" style:family="text">
      <style:text-properties fo:font-size="11pt" style:font-size-asian="11pt" style:font-size-complex="11pt"/>
    </style:style>
    <style:style style:name="gr1" style:family="graphic">
      <style:graphic-properties draw:stroke="dash" draw:stroke-dash="Dash" svg:stroke-color="#000000" svg:stroke-linecap="butt" draw:fill="solid" draw:fill-color="#dddddd" fo:min-height="0.798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7</text:p>
      <text:h text:style-name="P1" text:outline-level="1">Aim: Write A Program To Implement Divide And Conquer In Python. <text:s/></text:h>
      <text:p text:style-name="P2"># By Using Loop</text:p>
      <text:p text:style-name="P2">def findMinAndMax1(list):</text:p>
      <text:p text:style-name="P2">    min  = list[0]</text:p>
      <text:p text:style-name="P2">    max = list[0]</text:p>
      <text:p text:style-name="P2">    for num in list:</text:p>
      <text:p text:style-name="P2">        if num &lt; min:</text:p>
      <text:p text:style-name="P2">            min = num</text:p>
      <text:p text:style-name="P2">        if num &gt; max:</text:p>
      <text:p text:style-name="P2">            max = num</text:p>
      <text:p text:style-name="P2">    return min,max</text:p>
      <text:p text:style-name="P2"/>
      <text:p text:style-name="P2"># By Using Divide And Conquer</text:p>
      <text:p text:style-name="P2">import sys</text:p>
      <text:p text:style-name="P2">def findMinAndMax(list,first,last,min = sys.maxsize,max = -sys.maxsize):</text:p>
      <text:p text:style-name="P2">    # Handling Base Case</text:p>
      <text:p text:style-name="P2">    # Case 1 : If The Lenght Of The List Is One</text:p>
      <text:p text:style-name="P2">    if first == last:</text:p>
      <text:p text:style-name="P2">        if list[first]&gt; max:</text:p>
      <text:p text:style-name="P2">            max = list[first]</text:p>
      <text:p text:style-name="P2">        if list[first]&lt;min:</text:p>
      <text:p text:style-name="P2">            min = list[first]</text:p>
      <text:p text:style-name="P2">        return min,max</text:p>
      <text:p text:style-name="P2">    # Case 1 : If The Lenght Of The List Is One</text:p>
      <text:p text:style-name="P2">    if 1 == first - last:</text:p>
      <text:p text:style-name="P2">        if list[first] &gt; list[last]:</text:p>
      <text:p text:style-name="P2">            if list[first] &gt; max:</text:p>
      <text:p text:style-name="P2">                max = list[first]</text:p>
      <text:p text:style-name="P2">        if list[last] &gt; list[first]:</text:p>
      <text:p text:style-name="P2">            if list[last] &gt; max:</text:p>
      <text:p text:style-name="P2">                max = list[last]</text:p>
      <text:p text:style-name="P2">        return min,max</text:p>
      <text:p text:style-name="P2">    # Dividing The List</text:p>
      <text:p text:style-name="P2">    # Calculating The Midpoint Of The List</text:p>
      <text:p text:style-name="P2">    mid = (first + last) // 2</text:p>
      <text:p text:style-name="P2">    # Handling Left Side</text:p>
      <text:p text:style-name="P2">    min,max = findMinAndMax(list,first,mid,min,max)</text:p>
      <text:p text:style-name="P2">    # Handling Right Side</text:p>
      <text:p text:style-name="P2">    min,max = findMinAndMax(list,mid+1,last,min,max)</text:p>
      <text:p text:style-name="P2">    return min,max</text:p>
      <text:p text:style-name="P2">list = [1,2,345,2,352,3,235,45,3,432]</text:p>
      <text:p text:style-name="P2">print("----- Using For Loop -----")</text:p>
      <text:p text:style-name="P2">print(findMinAndMax1(list))</text:p>
      <text:p text:style-name="P2">print("----- Using Divide And Conquer -----")</text:p>
      <text:p text:style-name="Standard"><text:span text:style-name="T16">print(findMinAndMax(list,0,len(list)-1))</text:span></text:p>
      <text:p text:style-name="Standard"><draw:frame text:anchor-type="paragraph" draw:z-index="0" draw:name="Text Frame 1" draw:style-name="gr1" draw:text-style-name="P3" svg:width="3.6689in" svg:height="0.7988in" svg:x="0.0362in" svg:y="0.0528in"><draw:text-box><text:p>----- Using For Loop -----</text:p><text:p>(1, 432)</text:p><text:p>----- Using Divide And Conquer -----</text:p><text:p>(1, 432)</text:p></draw:text-box></draw:frame><text:span text:style-name="T1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23:26:20.059000000</meta:creation-date>
    <dc:date>2025-03-03T23:31:52.134000000</dc:date>
    <meta:editing-duration>PT5M32S</meta:editing-duration>
    <meta:editing-cycles>1</meta:editing-cycles>
    <meta:document-statistic meta:table-count="0" meta:image-count="0" meta:object-count="0" meta:page-count="1" meta:paragraph-count="45" meta:word-count="187" meta:character-count="1358" meta:non-whitespace-character-count="979"/>
    <meta:generator>LibreOffice/24.2.5.2$Windows_X86_64 LibreOffice_project/bffef4ea93e59bebbeaf7f431bb02b1a39ee8a59</meta:generator>
  </office:meta>
</office:document-meta>
</file>